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79a84" officeooo:paragraph-rsid="0018cd7c" style:font-weight-asian="bold" style:font-weight-complex="bold"/>
    </style:style>
    <style:style style:name="P2" style:family="paragraph" style:parent-style-name="Standard">
      <style:text-properties fo:font-weight="bold" officeooo:rsid="00179a84" officeooo:paragraph-rsid="002d0dae" style:font-weight-asian="bold" style:font-weight-complex="bold"/>
    </style:style>
    <style:style style:name="P3" style:family="paragraph" style:parent-style-name="Standard">
      <style:text-properties fo:font-weight="bold" officeooo:rsid="004817ca" officeooo:paragraph-rsid="004817ca" style:font-weight-asian="bold" style:font-weight-complex="bold"/>
    </style:style>
    <style:style style:name="P4" style:family="paragraph" style:parent-style-name="Standard">
      <style:text-properties fo:font-weight="normal" officeooo:rsid="00179a84" officeooo:paragraph-rsid="00179a84" style:font-weight-asian="normal" style:font-weight-complex="normal"/>
    </style:style>
    <style:style style:name="P5" style:family="paragraph" style:parent-style-name="Standard">
      <style:text-properties fo:font-weight="normal" officeooo:rsid="00179a84" officeooo:paragraph-rsid="0018cd7c" style:font-weight-asian="normal" style:font-weight-complex="normal"/>
    </style:style>
    <style:style style:name="P6" style:family="paragraph" style:parent-style-name="Standard">
      <style:text-properties fo:font-weight="normal" officeooo:rsid="0018cd7c" officeooo:paragraph-rsid="0018cd7c" style:font-weight-asian="normal" style:font-weight-complex="normal"/>
    </style:style>
    <style:style style:name="P7" style:family="paragraph" style:parent-style-name="Standard">
      <style:text-properties fo:font-weight="normal" officeooo:rsid="0018cd7c" officeooo:paragraph-rsid="002b4008" style:font-weight-asian="normal" style:font-weight-complex="normal"/>
    </style:style>
    <style:style style:name="P8" style:family="paragraph" style:parent-style-name="Standard">
      <style:text-properties fo:font-weight="normal" officeooo:rsid="001900e8" officeooo:paragraph-rsid="001900e8" style:font-weight-asian="normal" style:font-weight-complex="normal"/>
    </style:style>
    <style:style style:name="P9" style:family="paragraph" style:parent-style-name="Standard">
      <style:text-properties fo:font-weight="normal" officeooo:rsid="001900e8" officeooo:paragraph-rsid="002b4008" style:font-weight-asian="normal" style:font-weight-complex="normal"/>
    </style:style>
    <style:style style:name="P10" style:family="paragraph" style:parent-style-name="Standard">
      <style:text-properties fo:font-weight="normal" officeooo:rsid="0021b54b" officeooo:paragraph-rsid="0021b54b" style:font-weight-asian="normal" style:font-weight-complex="normal"/>
    </style:style>
    <style:style style:name="P11" style:family="paragraph" style:parent-style-name="Standard">
      <style:text-properties fo:font-weight="normal" officeooo:rsid="0023aecc" officeooo:paragraph-rsid="0023aecc" style:font-weight-asian="normal" style:font-weight-complex="normal"/>
    </style:style>
    <style:style style:name="P12" style:family="paragraph" style:parent-style-name="Standard">
      <style:text-properties fo:font-weight="normal" officeooo:rsid="002497dd" officeooo:paragraph-rsid="002497dd" style:font-weight-asian="normal" style:font-weight-complex="normal"/>
    </style:style>
    <style:style style:name="P13" style:family="paragraph" style:parent-style-name="Standard">
      <style:text-properties fo:font-weight="normal" officeooo:rsid="002dcca7" officeooo:paragraph-rsid="002dcca7" style:font-weight-asian="normal" style:font-weight-complex="normal"/>
    </style:style>
    <style:style style:name="P14" style:family="paragraph" style:parent-style-name="Standard">
      <style:text-properties fo:font-weight="normal" officeooo:rsid="003293c7" officeooo:paragraph-rsid="003293c7" style:font-weight-asian="normal" style:font-weight-complex="normal"/>
    </style:style>
    <style:style style:name="P15" style:family="paragraph" style:parent-style-name="Standard">
      <style:text-properties fo:font-weight="normal" officeooo:rsid="004079f0" officeooo:paragraph-rsid="004079f0" style:font-weight-asian="normal" style:font-weight-complex="normal"/>
    </style:style>
    <style:style style:name="P16" style:family="paragraph" style:parent-style-name="Standard">
      <style:text-properties fo:font-weight="normal" officeooo:rsid="004555a7" officeooo:paragraph-rsid="004555a7" style:font-weight-asian="normal" style:font-weight-complex="normal"/>
    </style:style>
    <style:style style:name="P17" style:family="paragraph" style:parent-style-name="Standard">
      <style:text-properties fo:font-weight="normal" officeooo:rsid="001da29d" officeooo:paragraph-rsid="001da29d" style:font-weight-asian="normal" style:font-weight-complex="normal"/>
    </style:style>
    <style:style style:name="P18" style:family="paragraph" style:parent-style-name="Standard">
      <style:text-properties fo:font-style="normal" fo:font-weight="normal" officeooo:rsid="002497dd" officeooo:paragraph-rsid="0021b54b" style:font-style-asian="normal" style:font-weight-asian="normal" style:font-style-complex="normal" style:font-weight-complex="normal"/>
    </style:style>
    <style:style style:name="P19" style:family="paragraph" style:parent-style-name="Standard">
      <style:text-properties fo:font-style="normal" fo:font-weight="normal" officeooo:rsid="002497dd" officeooo:paragraph-rsid="002497dd" style:font-style-asian="normal" style:font-weight-asian="normal" style:font-style-complex="normal" style:font-weight-complex="normal"/>
    </style:style>
    <style:style style:name="P20" style:family="paragraph" style:parent-style-name="Standard">
      <style:text-properties fo:font-style="normal" fo:font-weight="normal" officeooo:rsid="001900e8" officeooo:paragraph-rsid="002497dd" style:font-style-asian="normal" style:font-weight-asian="normal" style:font-style-complex="normal" style:font-weight-complex="normal"/>
    </style:style>
    <style:style style:name="P21" style:family="paragraph" style:parent-style-name="Standard">
      <style:text-properties fo:font-style="normal" fo:font-weight="normal" officeooo:rsid="002dcca7" officeooo:paragraph-rsid="002dcca7" style:font-style-asian="normal" style:font-weight-asian="normal" style:font-style-complex="normal" style:font-weight-complex="normal"/>
    </style:style>
    <style:style style:name="P22" style:family="paragraph" style:parent-style-name="Standard">
      <style:text-properties fo:font-style="normal" fo:font-weight="normal" officeooo:rsid="003155e4" officeooo:paragraph-rsid="002dcca7" style:font-style-asian="normal" style:font-weight-asian="normal" style:font-style-complex="normal" style:font-weight-complex="normal"/>
    </style:style>
    <style:style style:name="T1" style:family="text">
      <style:text-properties officeooo:rsid="0018cd7c"/>
    </style:style>
    <style:style style:name="T2" style:family="text">
      <style:text-properties fo:font-weight="normal" style:font-weight-asian="normal" style:font-weight-complex="normal"/>
    </style:style>
    <style:style style:name="T3" style:family="text">
      <style:text-properties fo:font-weight="normal" officeooo:rsid="0018cd7c" style:font-weight-asian="normal" style:font-weight-complex="normal"/>
    </style:style>
    <style:style style:name="T4" style:family="text">
      <style:text-properties fo:font-weight="normal" officeooo:rsid="0023aecc" style:font-weight-asian="normal" style:font-weight-complex="normal"/>
    </style:style>
    <style:style style:name="T5" style:family="text">
      <style:text-properties officeooo:rsid="001900e8"/>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23aec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a403f" style:font-style-asian="normal" style:font-style-complex="normal"/>
    </style:style>
    <style:style style:name="T11" style:family="text">
      <style:text-properties fo:font-style="normal" officeooo:rsid="001bea70" style:font-style-asian="normal" style:font-style-complex="normal"/>
    </style:style>
    <style:style style:name="T12" style:family="text">
      <style:text-properties fo:font-style="normal" officeooo:rsid="0023aecc" style:font-style-asian="normal" style:font-style-complex="normal"/>
    </style:style>
    <style:style style:name="T13" style:family="text">
      <style:text-properties fo:font-style="normal" officeooo:rsid="002497dd" style:font-style-asian="normal" style:font-style-complex="normal"/>
    </style:style>
    <style:style style:name="T14" style:family="text">
      <style:text-properties fo:font-style="normal" officeooo:rsid="001900e8" style:font-style-asian="normal" style:font-style-complex="normal"/>
    </style:style>
    <style:style style:name="T15" style:family="text">
      <style:text-properties fo:font-style="normal" officeooo:rsid="0025d5db" style:font-style-asian="normal" style:font-style-complex="normal"/>
    </style:style>
    <style:style style:name="T16" style:family="text">
      <style:text-properties fo:font-style="normal" officeooo:rsid="00267a69" style:font-style-asian="normal" style:font-style-complex="normal"/>
    </style:style>
    <style:style style:name="T17" style:family="text">
      <style:text-properties fo:font-style="normal" officeooo:rsid="0026d27e" style:font-style-asian="normal" style:font-style-complex="normal"/>
    </style:style>
    <style:style style:name="T18" style:family="text">
      <style:text-properties fo:font-style="normal" officeooo:rsid="00298668" style:font-style-asian="normal" style:font-style-complex="normal"/>
    </style:style>
    <style:style style:name="T19" style:family="text">
      <style:text-properties fo:font-style="normal" officeooo:rsid="0029d9ee" style:font-style-asian="normal" style:font-style-complex="normal"/>
    </style:style>
    <style:style style:name="T20" style:family="text">
      <style:text-properties fo:font-style="normal" officeooo:rsid="00308978" style:font-style-asian="normal" style:font-style-complex="normal"/>
    </style:style>
    <style:style style:name="T21" style:family="text">
      <style:text-properties fo:font-style="normal" officeooo:rsid="003155e4" style:font-style-asian="normal" style:font-style-complex="normal"/>
    </style:style>
    <style:style style:name="T22" style:family="text">
      <style:text-properties fo:font-style="normal" officeooo:rsid="003fae00" style:font-style-asian="normal" style:font-style-complex="normal"/>
    </style:style>
    <style:style style:name="T23" style:family="text">
      <style:text-properties fo:font-style="normal" officeooo:rsid="004197f8" style:font-style-asian="normal" style:font-style-complex="normal"/>
    </style:style>
    <style:style style:name="T24" style:family="text">
      <style:text-properties fo:font-style="normal" officeooo:rsid="0049de17" style:font-style-asian="normal" style:font-style-complex="normal"/>
    </style:style>
    <style:style style:name="T25" style:family="text">
      <style:text-properties fo:font-style="normal" officeooo:rsid="004b42da" style:font-style-asian="normal" style:font-style-complex="normal"/>
    </style:style>
    <style:style style:name="T26" style:family="text">
      <style:text-properties fo:font-style="normal" officeooo:rsid="004cd622"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officeooo:rsid="0021b54b"/>
    </style:style>
    <style:style style:name="T29" style:family="text">
      <style:text-properties officeooo:rsid="002262ba"/>
    </style:style>
    <style:style style:name="T30" style:family="text">
      <style:text-properties officeooo:rsid="0023aecc"/>
    </style:style>
    <style:style style:name="T31" style:family="text">
      <style:text-properties officeooo:rsid="0028c091"/>
    </style:style>
    <style:style style:name="T32" style:family="text">
      <style:text-properties officeooo:rsid="0036288e"/>
    </style:style>
    <style:style style:name="T33" style:family="text">
      <style:text-properties officeooo:rsid="003e8244"/>
    </style:style>
    <style:style style:name="T34" style:family="text">
      <style:text-properties officeooo:rsid="003fae00"/>
    </style:style>
    <style:style style:name="T35" style:family="text">
      <style:text-properties officeooo:rsid="003fd6a1"/>
    </style:style>
    <style:style style:name="T36" style:family="text">
      <style:text-properties officeooo:rsid="0046d4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y Game Design Philosophy! by blaise rascal</text:p>
      <text:p text:style-name="P1"/>
      <text:p text:style-name="P5">My <text:span text:style-name="T1">game design </text:span>philosophy is as follows:</text:p>
      <text:p text:style-name="P2">Do something crazy, then tweak it a lot<text:span text:style-name="T28">, and be generous</text:span>.</text:p>
      <text:p text:style-name="P2"><text:span text:style-name="T2"><text:line-break/>First of all, you need to </text:span>do something crazy.<text:span text:style-name="T2"> Something unusual. Something creative, fascinating, you name it. Your game cannot be boring or too similar to existing games, or else it will be never stand out</text:span><text:span text:style-name="T3"> from the crowd</text:span><text:span text:style-name="T2">. </text:span><text:span text:style-name="T4">Don't just make "game x but with y mechanic" - that's not good enough. </text:span><text:span text:style-name="T2">A few rules of thumb:</text:span></text:p>
      <text:p text:style-name="P4">-Go for adult/mature<text:span text:style-name="T1">/meaningful</text:span> themes. <text:span text:style-name="T5">Absurd</text:span> humor, horrifying imagery, <text:span text:style-name="T1">and </text:span>tragic storylines<text:span text:style-name="T5"> are all things well-suited for the Steam userbase.</text:span> <text:span text:style-name="T1">(Of course, approach mature themes tastefully - don't just be shocking for the sake of being shocking.)</text:span></text:p>
      <text:p text:style-name="P4">-<text:span text:style-name="T1">Try to make your game's art be something akin to comic book style. Pixel art is fine for prototypes, but unless you're amazing at it, don't include it in your final game.</text:span></text:p>
      <text:p text:style-name="P6">-Don't make your game into a roguelike unless you have a specific reason for doing so. <text:span text:style-name="T5">Shovel Knight would have been much worse if it was a roguelike instead of a level-based game.</text:span></text:p>
      <text:p text:style-name="P11">-Try to find a game idea that fulfills these 3 criteria: 1) You are able to make that game 2) People want to play that game 3) You want to make that game.<text:span text:style-name="T32"> (One question to ask yourself: Is the game idea going to be doable with an existing game engine out of the box? If not, you'd better be a damn good programmer.)</text:span></text:p>
      <text:p text:style-name="P16">-The best game ideas <text:span text:style-name="T36">are born out of</text:span> love.</text:p>
      <text:p text:style-name="P8"/>
      <text:p text:style-name="P10">Don't know how to come up with an amazing idea? Maybe make yourself sleep-deprived, devour <text:span text:style-name="T31">inspirational</text:span> content, and fill notebooks with ideas. In your feverish creative fugue, an idea may just come. Embrace it<text:span text:style-name="T33">, even if it's not perfect,</text:span> <text:span text:style-name="T33">and</text:span> make a prototype <text:span text:style-name="T29">within 24 hours. If the idea is too complex to make in 24 hours, maybe make something simpler.</text:span></text:p>
      <text:p text:style-name="P8"/>
      <text:p text:style-name="P9">Once you have a base idea worked out, <text:span text:style-name="T6">tweak it endlessly!</text:span></text:p>
      <text:p text:style-name="P7"/>
      <text:p text:style-name="P9">The moment-to-moment<text:span text:style-name="T34"> core</text:span> gameplay <text:span text:style-name="T7">must</text:span> be superbly fun and gratifying<text:span text:style-name="T34">; it's the most important part of the game, and the thing you should work on first.</text:span> A few tips: Trust your players,<text:span text:style-name="T35"> give them freedom, don't mislead them,</text:span> don't be afraid they might look things up in the wiki, don't punish them for doing well, and give them a tough-but-fair challenge.</text:p>
      <text:p text:style-name="P9"><text:line-break/>Is something not working in your game? Throw it out, or replace it with something else. Always strive to keep the <text:span text:style-name="T7">rules</text:span><text:span text:style-name="T9"> of your game simple, but the </text:span><text:span text:style-name="T7">content</text:span><text:span text:style-name="T9"> of your game varied &amp; complex. (An example is that if you are making magic the gathering, and people are complaining about mana screw/flood, don't </text:span><text:span text:style-name="T10">fix the problem with new RULES like having a separate land deck &amp; nonland deck; try to fix the problem with new CONTENT like </text:span><text:span text:style-name="T11">cards with </text:span><text:span text:style-name="T10">the cycling mechanic.)</text:span><text:line-break/></text:p>
      <text:p text:style-name="P17">When you're somewhat happy with the game, give it to playtesters. Your playtesters should be average people - the less they know about video games, the better. Watch the screen, but also keep an eye on their face as they play; is there a moment when they are frowning? Are they feigning interest when really they're bored out of their mind? Is there a spot where they get hung up? Take notes on what to fix. <text:line-break/><text:line-break/>If your playtesters provide feedback, listen to the part where they complain, but DON'T listen to their proposed solutions. Playtesters are great at identifying problems, but atrocious at coming up with answers to those problems. Trust your gut over their advice; your own brain holds all the answers. </text:p>
      <text:p text:style-name="P8"><text:soft-page-break/></text:p>
      <text:p text:style-name="P10">Change your game frequently as new ideas arise - but keep in mind <text:span text:style-name="T30">that </text:span><text:span text:style-name="T8">some new ideas are just bad</text:span><text:span text:style-name="T12">. Really ask yourself</text:span><text:span text:style-name="T20">: </text:span><text:span text:style-name="T15">is</text:span><text:span text:style-name="T12"> this new idea a big tonal shift, </text:span><text:span text:style-name="T15">and </text:span><text:span text:style-name="T12">is the </text:span><text:span text:style-name="T18">new t</text:span><text:span text:style-name="T12">one better than </text:span><text:span text:style-name="T18">the old tone</text:span><text:span text:style-name="T12">? If I put this change in place, will I have to throw out a lot of work I've already done? Know</text:span><text:span text:style-name="T16">ing</text:span><text:span text:style-name="T12"> which new ideas to embrace and which to reject is a key </text:span><text:span text:style-name="T13">talent of game design.</text:span></text:p>
      <text:p text:style-name="P18"/>
      <text:p text:style-name="P12"><text:span text:style-name="T9">Finally, </text:span><text:span text:style-name="T27">be generous</text:span><text:span text:style-name="T9">.</text:span></text:p>
      <text:p text:style-name="P19"/>
      <text:p text:style-name="P12"><text:span text:style-name="T9">Include lots of levels, and make each level look different. </text:span><text:span text:style-name="T26">Start making</text:span><text:span text:style-name="T24"> new levels before the previous levels are finished. </text:span><text:span text:style-name="T9">Hide amazing things in corners that the players may not even discover. </text:span><text:span text:style-name="T22">Don't skimp on quality OR quantity.</text:span><text:span text:style-name="T25"> Show, don't tell.</text:span><text:span text:style-name="T22"> </text:span><text:span text:style-name="T14">Increase the amount of art in the game, and decrease the amount of story. (Divide the number of words in your game's </text:span><text:span text:style-name="T12">text</text:span><text:span text:style-name="T14"> by 5, multiply the number of unique art frames in the game by 5, and you're getting somewhere.)</text:span></text:p>
      <text:p text:style-name="P20"/>
      <text:p text:style-name="P12"><text:span text:style-name="T9">Literally just don't even worry about code quality, or about doing things "the right way." Tons of amazing games, from starcraft to final fantasy vi, are hacked together with unimaginably </text:span><text:span text:style-name="T19">nightmarish</text:span><text:span text:style-name="T9"> spaghetti code. It's fine. Instead of refactoring the code, </text:span><text:span text:style-name="T17">spend that time </text:span><text:span text:style-name="T9">mak</text:span><text:span text:style-name="T17">ing</text:span><text:span text:style-name="T9"> new art (or improv</text:span><text:span text:style-name="T17">ing</text:span><text:span text:style-name="T9"> the existing art).</text:span></text:p>
      <text:p text:style-name="P21"/>
      <text:p text:style-name="P13"><text:span text:style-name="T9">Take care that no image in your game looks exactly look an image in a different game. Is there an enemy that looks exactly like an octorok? Replace it with something new and creative.</text:span><text:span text:style-name="T21"> Turn the dictionary to a random word and make a nightmarish version of that word.</text:span><text:span text:style-name="T23"> Give your main character something other than a sword.</text:span></text:p>
      <text:p text:style-name="P22"/>
      <text:p text:style-name="P15"><text:span text:style-name="T21">O</text:span><text:span text:style-name="T9">f course, these are all rules of thumb, and I am an idiot. But you should still listen to me because I said so!!!!!!!!!!!!!!!!!!!!!!!!!!!!</text:span></text:p>
      <text:p text:style-name="P22"/>
      <text:p text:style-name="P14"><text:span text:style-name="T21">F</text:span><text:span text:style-name="T9">urther advice: Mark Rosewater's GDC talk, Ryan Clarke's "how to consistently make profitable indie games" tal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2T09:34:53.788000000</meta:creation-date>
    <dc:date>2021-06-23T09:25:40.465000000</dc:date>
    <meta:editing-duration>PT3H26M57S</meta:editing-duration>
    <meta:editing-cycles>47</meta:editing-cycles>
    <meta:generator>LibreOffice/6.2.8.2$Windows_X86_64 LibreOffice_project/f82ddfca21ebc1e222a662a32b25c0c9d20169ee</meta:generator>
    <meta:document-statistic meta:table-count="0" meta:image-count="0" meta:object-count="0" meta:page-count="2" meta:paragraph-count="21" meta:word-count="909" meta:character-count="5115" meta:non-whitespace-character-count="4221"/>
  </office:meta>
</office:document-meta>
</file>